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cbb" officeooo:paragraph-rsid="000e7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checking SSH!!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20:25.114372168</meta:creation-date>
    <dc:date>2020-12-14T14:21:01.860321979</dc:date>
    <meta:editing-duration>PT40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4.6.2$Linux_X86_64 LibreOffice_project/40$Build-2</meta:generator>
  </office:meta>
</office:document-meta>
</file>